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shapes>
          <draw:frame draw:z-index="0" draw:style-name="gr1" draw:text-style-name="P1" svg:width="21.642cm" svg:height="9.004cm" svg:x="10.187cm" svg:y="1.222cm">
            <draw:object draw:notify-on-update-of-ranges="Sheet1.A3:Sheet1.A13 Sheet1.B3:Sheet1.B13 Sheet1.C3:Sheet1.C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Speed (ms)</text:p>
          </table:table-cell>
          <table:table-cell office:value-type="string" calcext:value-type="string">
            <text:p>Lines of Code</text:p>
          </table:table-cell>
        </table:table-row>
        <table:table-row table:style-name="ro1">
          <table:table-cell office:value-type="string" calcext:value-type="string">
            <text:p>Ruby 2.6.1</text:p>
          </table:table-cell>
          <table:table-cell table:formula="of:=AVERAGE(254; 257; 258; 257; 258)" office:value-type="float" office:value="256.8" calcext:value-type="float">
            <text:p>256.8</text:p>
          </table:table-cell>
          <table:table-cell table:formula="of:=69+9+61"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Ruby 2.7.0</text:p>
          </table:table-cell>
          <table:table-cell table:formula="of:=AVERAGE(287;286;284;283;282)" office:value-type="float" office:value="284.4" calcext:value-type="float">
            <text:p>284.4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Truffle Ruby</text:p>
          </table:table-cell>
          <table:table-cell table:formula="of:=AVERAGE(126;133;137;137;137)" office:value-type="float" office:value="134" calcext:value-type="float">
            <text:p>134</text:p>
          </table:table-cell>
          <table:table-cell table:formula="of:=69+9+61"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formula="of:=AVERAGE(39;42;43;45;71)" office:value-type="float" office:value="48" calcext:value-type="float">
            <text:p>48</text:p>
          </table:table-cell>
          <table:table-cell table:formula="of:=54+9+63"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Elixir</text:p>
          </table:table-cell>
          <table:table-cell table:formula="of:=AVERAGE(98;103;106;104;104)" office:value-type="float" office:value="103" calcext:value-type="float">
            <text:p>10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Java (Spring)</text:p>
          </table:table-cell>
          <table:table-cell table:formula="of:=AVERAGE(163;120;104;106;107)" office:value-type="float" office:value="120" calcext:value-type="float">
            <text:p>120</text:p>
          </table:table-cell>
          <table:table-cell table:formula="of:=66+117+107+34+53" office:value-type="float" office:value="377" calcext:value-type="float">
            <text:p>377</text:p>
          </table:table-cell>
        </table:table-row>
        <table:table-row table:style-name="ro1">
          <table:table-cell office:value-type="string" calcext:value-type="string">
            <text:p>Jave (pure)</text:p>
          </table:table-cell>
          <table:table-cell table:formula="of:=AVERAGE(82;83;82;83;82)" office:value-type="float" office:value="82.4" calcext:value-type="float">
            <text:p>82.4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Go</text:p>
          </table:table-cell>
          <table:table-cell table:formula="of:=AVERAGE(68;68;61;63;62)" office:value-type="float" office:value="64.4" calcext:value-type="float">
            <text:p>64.4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C++</text:p>
          </table:table-cell>
          <table:table-cell office:value-type="float" office:value="3" calcext:value-type="float">
            <text:p>3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Python 3.8</text:p>
          </table:table-cell>
          <table:table-cell table:formula="of:=AVERAGE(273;264;267;266;266)" office:value-type="float" office:value="267.2" calcext:value-type="float">
            <text:p>267.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Typescript</text:p>
          </table:table-cell>
          <table:table-cell table:formula="of:=AVERAGE(78;62;62;69;68)" office:value-type="float" office:value="67.8" calcext:value-type="float">
            <text:p>67.8</text:p>
          </table:table-cell>
          <table:table-cell office:value-type="float" office:value="136" calcext:value-type="float">
            <text:p>1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9">00/00/0000</text:date>, <text:time style:data-style-name="N2" text:time-value="16:27:58.1294146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9-18T06:52:20.058102527</meta:creation-date>
    <dc:date>2020-05-09T16:34:12.237781006</dc:date>
    <meta:editing-duration>PT15H31M16S</meta:editing-duration>
    <meta:editing-cycles>14</meta:editing-cycles>
    <meta:generator>LibreOffice/6.4.3.2$Linux_X86_64 LibreOffice_project/40$Build-2</meta:generator>
    <meta:document-statistic meta:table-count="1" meta:cell-count="3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data-label-number="none" chart:data-label-text="true" chart:data-label-symbol="false"/>
    </style:style>
    <style:style style:name="ch3" style:family="chart" style:data-style-name="N0">
      <style:chart-properties chart:display-label="true" chart:logarithmic="true" chart:minimum="40" chart:maximum="4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loext:label-stroke-color="#3465a4" chart:link-data-style-to-source="true" chart:data-label-number="none" chart:data-label-text="true" chart:data-label-symbol="false" chart:label-position="right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643cm" svg:height="9.005cm" xlink:href=".." xlink:type="simple" chart:class="chart:scatter" chart:style-name="ch1">
        <chart:plot-area chart:style-name="ch2" table:cell-range-address="Sheet1.A3:Sheet1.C13" chart:data-source-has-labels="column" svg:x="1.443cm" svg:y="0.18cm" svg:width="19.768cm" svg:height="7.664cm">
          <chartooo:coordinate-region svg:x="2.25cm" svg:y="0.379cm" svg:width="18.681cm" svg:height="6.818cm"/>
          <chart:axis chart:dimension="x" chart:name="primary-x" chart:style-name="ch3" chartooo:axis-type="auto">
            <chart:title svg:x="10.436cm" svg:y="8.024cm" chart:style-name="ch4">
              <text:p>Speed (ms)</text:p>
            </chart:title>
            <chart:categories table:cell-range-address="Sheet1.A3:Sheet1.A13"/>
            <chart:grid chart:style-name="ch5" chart:class="major"/>
            <chart:grid chart:style-name="ch6" chart:class="minor"/>
          </chart:axis>
          <chart:axis chart:dimension="y" chart:name="primary-y" chart:style-name="ch7">
            <chart:title svg:x="0.451cm" svg:y="5.485cm" chart:style-name="ch8">
              <text:p>SLoC as per Github</text:p>
            </chart:title>
            <chart:grid chart:style-name="ch5" chart:class="major"/>
            <chart:grid chart:style-name="ch6" chart:class="minor"/>
          </chart:axis>
          <chart:series chart:style-name="ch9" chart:values-cell-range-address="Sheet1.C3:Sheet1.C13" chart:class="chart:scatter">
            <chart:domain table:cell-range-address="Sheet1.B3:Sheet1.B13"/>
            <chart:data-point chart:repeated="4"/>
            <chart:data-point chart:style-name="ch10"/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Ruby 2.6.1</text:p>
                <draw:g>
                  <svg:desc>Sheet1.A3:Sheet1.A13</svg:desc>
                </draw:g>
              </table:table-cell>
              <table:table-cell office:value-type="float" office:value="256.8">
                <text:p>256.8</text:p>
                <draw:g>
                  <svg:desc>Sheet1.B3:Sheet1.B13</svg:desc>
                </draw:g>
              </table:table-cell>
              <table:table-cell office:value-type="float" office:value="139">
                <text:p>139</text:p>
                <draw:g>
                  <svg:desc>Sheet1.C3:Sheet1.C13</svg:desc>
                </draw:g>
              </table:table-cell>
            </table:table-row>
            <table:table-row>
              <table:table-cell office:value-type="string">
                <text:p>Ruby 2.7.0</text:p>
              </table:table-cell>
              <table:table-cell office:value-type="float" office:value="284.4">
                <text:p>284.4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Truffle Ruby</text:p>
              </table:table-cell>
              <table:table-cell office:value-type="float" office:value="134">
                <text:p>134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Crystal</text:p>
              </table:table-cell>
              <table:table-cell office:value-type="float" office:value="48">
                <text:p>48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Elixir</text:p>
              </table:table-cell>
              <table:table-cell office:value-type="float" office:value="103">
                <text:p>10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Java (Spring)</text:p>
              </table:table-cell>
              <table:table-cell office:value-type="float" office:value="120">
                <text:p>120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Jave (pure)</text:p>
              </table:table-cell>
              <table:table-cell office:value-type="float" office:value="82.4">
                <text:p>82.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Go</text:p>
              </table:table-cell>
              <table:table-cell office:value-type="float" office:value="64.4">
                <text:p>64.4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C++</text:p>
              </table:table-cell>
              <table:table-cell office:value-type="float" office:value="3">
                <text:p>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Python 3.8</text:p>
              </table:table-cell>
              <table:table-cell office:value-type="float" office:value="267.2">
                <text:p>267.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Typescript</text:p>
              </table:table-cell>
              <table:table-cell office:value-type="float" office:value="67.8">
                <text:p>67.8</text:p>
              </table:table-cell>
              <table:table-cell office:value-type="float" office:value="136">
                <text:p>1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